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CONTAINERS</text:p>
          </draw:text-box>
        </draw:frame>
        <draw:frame draw:style-name="TransBox" svg:width="31.8700cm" svg:height="5.5000cm" svg:x="1.0000cm" svg:y="2.3000cm">
          <draw:text-box>
            <text:p text:style-name="PTitleMain">Lab - Podman Secrets Rotation</text:p>
          </draw:text-box>
        </draw:frame>
        <draw:frame draw:style-name="TransBox" svg:width="31.8700cm" svg:height="0.7000cm" svg:x="1.0000cm" svg:y="17.8000cm">
          <draw:text-box>
            <text:p text:style-name="PFooter">05-rhca/containers/labs/secrets-rotate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rerequisites</text:p>
            <text:p text:style-name="PBullet">▶  Success Criteria</text:p>
            <text:p text:style-name="PBullet">▶  Background</text:p>
            <text:p text:style-name="PBullet">▶  Steps</text:p>
            <text:p text:style-name="PBullet">▶  Verify Checkpoints</text:p>
            <text:p text:style-name="PBullet">▶  Cleanup</text:p>
            <text:p text:style-name="PBullet">▶  Common Failur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31.8700cm" svg:height="13.5500cm" svg:x="1.0000cm" svg:y="4.0000cm">
          <draw:text-box>
            <text:p text:style-name="PBullet">• Create a containerized application that reads a database password from a Podman secret, then perform a zero-downti…</text:p>
            <text:p text:style-name="PBullet">• Track: D — RHCA-style</text:p>
            <text:p text:style-name="PBullet">• Estimated time: 50 minutes</text:p>
            <text:p text:style-name="PBullet">• Difficulty: Intermediate–Advance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RHEL 10 with Podman ≥ 4.9</text:p>
            <text:p text:style-name="PBullet">• The rootless-web lab completed (or equivalent Quadlet familiarity)</text:p>
            <text:p text:style-name="PBullet">• A non-root student user accoun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[ ] Secret created via podman secret create (never written to a file)</text:p>
            <text:p text:style-name="PBullet">• [ ] Container mounts the secret at a known path inside the container</text:p>
            <text:p text:style-name="PBullet">• [ ] podman exec verifies the secret value is readable inside the container</text:p>
            <text:p text:style-name="PBullet">• [ ] Secret rotated to a new value without downtime (old → new)</text:p>
            <text:p text:style-name="PBullet">• [ ] Quadlet .container file drives the service lifecycle</text:p>
            <text:p text:style-name="PBullet">• [ ] Old secret version confirmed absent after rotation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Background</text:p>
          </draw:text-box>
        </draw:frame>
        <draw:frame draw:style-name="TransBox" svg:width="31.8700cm" svg:height="13.5500cm" svg:x="1.0000cm" svg:y="4.0000cm">
          <draw:text-box>
            <text:p text:style-name="PBullet">• Podman secrets are stored encrypted in $XDG_DATA_HOME/containers/storage/secrets/ (rootless) or /var/lib/container…</text:p>
            <text:p text:style-name="PBullet">• Rotation workflow:</text:p>
            <text:p text:style-name="PBullet">• Create a new secret with a different name (e.g., db-password-v2)</text:p>
            <text:p text:style-name="PBullet">• Update the .container file to reference the new secret</text:p>
            <text:p text:style-name="PBullet">• systemctl --user restart the service</text:p>
            <text:p text:style-name="PBullet">• Verify, then delete the old secre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Verify Checkpoints</text:p>
          </draw:text-box>
        </draw:frame>
        <draw:frame draw:style-name="CodeBox" svg:width="31.8700cm" svg:height="13.5500cm" svg:x="1.0000cm" svg:y="4.0000cm">
          <draw:text-box>
            <text:p text:style-name="PCode"># 1. Secret exists and has no readable value via CLI
$ podman secret ls
$ podman secret inspect db-password-v3   # shows metadata, NOT the value

# 2. Container is running
$ systemctl --user status secret-demo
Active: active (running)

# 3. Secret mounted at correct path
$ podman exec systemd-secret-demo ls -la /run/secrets/
total 0
-r--------    1 root     root            17 ...  db-password

# 4. No secret in env or process args
… (5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$ systemctl --user stop secret-demo
$ systemctl --user disable secret-demo
$ rm ~/.config/containers/systemd/secret-demo.container
$ systemctl --user daemon-reload

# Remove all lab secrets
$ podman secret rm db-password-v3 2&gt;/dev/null || true
$ podman secret rm db-password-v2 2&gt;/dev/null || true
$ podman secret rm db-password   2&gt;/dev/null || true

# Remove image and build context
$ podman rmi localhost/secret-demo:latest
$ rm -rf ~/secret-lab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Error: no secret with name or id "db-password" on start: Secret not created before unit start</text:p>
            <text:p text:style-name="PBullet">• Secret file is empty inside container: echo used instead of printf</text:p>
            <text:p text:style-name="PBullet">• App still reads old password after rotation: Daemon not reloaded or service not restarted</text:p>
            <text:p text:style-name="PBullet">• cat /run/secrets/db-password returns SECRET_MISSING: Wrong target= path in Quadlet</text:p>
            <text:p text:style-name="PBullet">• Secret value appears in journalctl output: Application logging full secret</text:p>
            <text:p text:style-name="PBullet">• podman secret rm fails with "secret in use": Container still running and using the secret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oduction Notes</text:p>
          </draw:text-box>
        </draw:frame>
        <draw:frame draw:style-name="TransBox" svg:width="31.8700cm" svg:height="13.5500cm" svg:x="1.0000cm" svg:y="4.0000cm">
          <draw:text-box>
            <text:p text:style-name="PBullet">• In real environments:</text:p>
            <text:p text:style-name="PBullet">• Never log secret values. This lab logs a prefix for verification only.</text:p>
            <text:p text:style-name="PBullet">• Integrate with a secrets manager (HashiCorp Vault, AWS Secrets Manager, RHEL IdM) using an init container or sidec…</text:p>
            <text:p text:style-name="PBullet">• Use a naming convention for versioned secrets (appname-secrettype-vN) so rotation is auditable.</text:p>
            <text:p text:style-name="PBullet">• Automate rotation with an Ansible playbook:</text:p>
            <text:p text:style-name="PBullet">• Generate new credential in the target system (DB, API)</text:p>
            <text:p text:style-name="PBullet">• podman secret create new version</text:p>
            <text:p text:style-name="PBullet">• Update .container file via template</text:p>
            <text:p text:style-name="PBullet">• systemctl --user restart</text:p>
            <text:p text:style-name="PBullet">• Verify health check passe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Secrets in environment variables are readable by any process in the container and often leaked in logs. The /run/s…</text:p>
            <text:p text:style-name="PBullet">• The rotation procedure requires zero application code changes — only the Podman secret name and the .container fil…</text:p>
            <text:p text:style-name="PBullet">• The old secret remains available until you explicitly delete it, giving you a safe rollback window.</text:p>
            <text:p text:style-name="PBullet">• This pattern is compatible with GitOps: the .container file is committed; only the secret value lives outside Git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cap</text:p>
          </draw:text-box>
        </draw:frame>
        <draw:frame draw:style-name="TransBox" svg:width="31.8700cm" svg:height="13.5500cm" svg:x="1.0000cm" svg:y="4.0000cm">
          <draw:text-box>
            <text:p text:style-name="PBullet">• You created a secret, injected it into a container via Quadlet, verified it was never exposed on the process list 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 - Podman Secrets Rotation</text:p>
          </draw:text-box>
        </draw:frame>
        <draw:frame draw:style-name="TransBox" svg:width="31.8700cm" svg:height="13.5500cm" svg:x="1.0000cm" svg:y="4.0000cm">
          <draw:text-box>
            <text:p text:style-name="PBullet">✓  Overview: Create a containerized application that reads a database password from a Podman secret, then perf…</text:p>
            <text:p text:style-name="PBullet">✓  Prerequisites: RHEL 10 with Podman ≥ 4.9</text:p>
            <text:p text:style-name="PBullet">✓  Success Criteria: [ ] Secret created via podman secret create (never written to a file)</text:p>
            <text:p text:style-name="PBullet">✓  Background: Podman secrets are stored encrypted in $XDG_DATA_HOME/containers/storage/secrets/ (rootless) or /…</text:p>
            <text:p text:style-name="PBullet">✓  Verify Checkpoints</text:p>
            <text:p text:style-name="PBullet">✓  Cleanup</text:p>
            <text:p text:style-name="PBullet">✓  Common Failures: Symptom: Likely Cause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